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7a354" officeooo:paragraph-rsid="00084a38"/>
    </style:style>
    <style:style style:name="P2" style:family="paragraph" style:parent-style-name="Text_20_body">
      <style:text-properties officeooo:paragraph-rsid="0007a354"/>
    </style:style>
    <style:style style:name="P3" style:family="paragraph" style:parent-style-name="Title">
      <style:text-properties officeooo:rsid="0007a354" officeooo:paragraph-rsid="0007a354"/>
    </style:style>
    <style:style style:name="P4" style:family="paragraph" style:parent-style-name="Subtitle">
      <style:text-properties officeooo:rsid="0007a354" officeooo:paragraph-rsid="0007a354"/>
    </style:style>
    <style:style style:name="P5" style:family="paragraph" style:parent-style-name="Footer">
      <style:text-properties fo:font-size="10pt" fo:font-style="italic" officeooo:rsid="000e28d0" officeooo:paragraph-rsid="000e28d0" style:font-size-asian="10pt" style:font-style-asian="italic" style:font-size-complex="10pt" style:font-style-complex="italic"/>
    </style:style>
    <style:style style:name="P6" style:family="paragraph" style:parent-style-name="Text_20_body" style:list-style-name="L1">
      <style:text-properties officeooo:paragraph-rsid="0007a354"/>
    </style:style>
    <style:style style:name="P7" style:family="paragraph" style:parent-style-name="Text_20_body" style:list-style-name="L1">
      <style:text-properties officeooo:rsid="0007a354" officeooo:paragraph-rsid="0007a354"/>
    </style:style>
    <style:style style:name="P8" style:family="paragraph" style:parent-style-name="Text_20_body" style:list-style-name="L1">
      <style:text-properties officeooo:rsid="0007a354" officeooo:paragraph-rsid="00084a38"/>
    </style:style>
    <style:style style:name="P9" style:family="paragraph" style:parent-style-name="Text_20_body">
      <style:text-properties officeooo:rsid="0007a354" officeooo:paragraph-rsid="000b2734"/>
    </style:style>
    <style:style style:name="P10" style:family="paragraph" style:parent-style-name="Text_20_body">
      <style:text-properties officeooo:rsid="000b2734" officeooo:paragraph-rsid="000ca81e"/>
    </style:style>
    <style:style style:name="P11" style:family="paragraph" style:parent-style-name="Text_20_body" style:list-style-name="L2">
      <style:text-properties officeooo:rsid="000ca81e" officeooo:paragraph-rsid="000ca81e"/>
    </style:style>
    <style:style style:name="P12" style:family="paragraph" style:parent-style-name="Text_20_body">
      <style:text-properties officeooo:paragraph-rsid="000ca81e"/>
    </style:style>
    <style:style style:name="P13" style:family="paragraph" style:parent-style-name="Text_20_body" style:list-style-name="L2">
      <style:text-properties officeooo:paragraph-rsid="000ca81e"/>
    </style:style>
    <style:style style:name="P14" style:family="paragraph" style:parent-style-name="Heading_20_1">
      <style:text-properties officeooo:rsid="0007a354" officeooo:paragraph-rsid="0007a354"/>
    </style:style>
    <style:style style:name="P15" style:family="paragraph" style:parent-style-name="Heading_20_1">
      <style:text-properties officeooo:rsid="00084a38" officeooo:paragraph-rsid="00084a38"/>
    </style:style>
    <style:style style:name="T1" style:family="text">
      <style:text-properties officeooo:rsid="0007a354"/>
    </style:style>
    <style:style style:name="T2" style:family="text">
      <style:text-properties officeooo:rsid="00084a38"/>
    </style:style>
    <style:style style:name="T3" style:family="text">
      <style:text-properties fo:font-style="italic" style:font-style-asian="italic" style:font-style-complex="italic"/>
    </style:style>
    <style:style style:name="T4" style:family="text">
      <style:text-properties fo:font-style="italic" officeooo:rsid="00084a38" style:font-style-asian="italic" style:font-style-complex="italic"/>
    </style:style>
    <style:style style:name="T5" style:family="text">
      <style:text-properties fo:font-style="italic" officeooo:rsid="0007a354" style:font-style-asian="italic" style:font-style-complex="italic"/>
    </style:style>
    <style:style style:name="T6" style:family="text">
      <style:text-properties officeooo:rsid="000b2734"/>
    </style:style>
    <style:style style:name="T7" style:family="text">
      <style:text-properties officeooo:rsid="000ca81e"/>
    </style:style>
    <style:style style:name="T8" style:family="text">
      <style:text-properties style:text-underline-style="solid" style:text-underline-type="double" style:text-underline-width="auto" style:text-und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ABORATORY ASSIGNMENT 1</text:p>
      <text:p text:style-name="P4">INTELLIGENT AGENTS</text:p>
      <text:h text:style-name="P14" text:outline-level="1">TASK 1:</text:h>
      <text:p text:style-name="P2"><text:tab/><text:span text:style-name="T1">In this version our agent program is basically a succession of </text:span><text:span text:style-name="T5">IF</text:span><text:span text:style-name="T1"> conditions. There are three stages:</text:span></text:p>
      <text:list xml:id="list4684312619282630963" text:style-name="L1">
        <text:list-item>
          <text:p text:style-name="P6"><text:span text:style-name="T1">Random movement in the board </text:span><text:span text:style-name="T5">(already provided in the base-code).</text:span></text:p>
        </text:list-item>
        <text:list-item>
          <text:p text:style-name="P7">Our agent will search for the bottom right corner: to accomplish this it will face west, go all the way until it bumps, the turn right and go all the way until it bumps again.</text:p>
          <text:list>
            <text:list-item>
              <text:p text:style-name="P7">According to his <text:span text:style-name="T3">Y</text:span> position it will decide if it needs to search in the first row when he founds home for the first time. <text:span text:style-name="T4">(When there is an even number of rows to run, the agent will reach the home position before exploring the top row, so we aware the agent in order to prevent this)</text:span></text:p>
            </text:list-item>
          </text:list>
        </text:list-item>
        <text:list-item>
          <text:p text:style-name="P8">Start <text:span text:style-name="T3">zig-zagging</text:span> trough the board until it has explored everything.</text:p>
        </text:list-item>
      </text:list>
      <text:p text:style-name="P1"><text:tab/>In order to accomplish this behavior we use a few <text:span text:style-name="T2">boolean variables to indicate at which stage of the route we are, and also for indicating the 180º turn.</text:span></text:p>
      <text:p text:style-name="P1"><text:tab/><text:span text:style-name="T2">Another simple solution would have been make the agent go to a wall and then do a spiral until it reaches the center, but this would have required the need to store more information about the environment in the agent, and probably wouldn’t work so well in non-square boards.</text:span></text:p>
      <text:h text:style-name="P15" text:outline-level="1">TASK 2:</text:h>
      <text:p text:style-name="P9"><text:tab/><text:span text:style-name="T6">In this version, our agent will find unexplored cells on the map and will try to get to all of them. <text:s/>When all cells are explored, the agent returns to his start position (it can be home, or not).</text:span></text:p>
      <text:p text:style-name="P10"><text:tab/>In order to achieve this, <text:span text:style-name="T7">our agent meet these conditions:</text:span></text:p>
      <text:list xml:id="list5059092340123685941" text:style-name="L2">
        <text:list-item>
          <text:p text:style-name="P13"><text:span text:style-name="T7">The agent will walk on a straight line until it bumps or until it is going to step in a known square, then it will stop.</text:span></text:p>
        </text:list-item>
        <text:list-item>
          <text:p text:style-name="P13"><text:span text:style-name="T7">If stopped, the agent will change direction to a near unknown block. </text:span></text:p>
        </text:list-item>
        <text:list-item>
          <text:p text:style-name="P13"><text:span text:style-name="T7">If there is not any unknown position nearby, The agent will undo its movements until it finds one (Backtracking).</text:span></text:p>
        </text:list-item>
        <text:list-item>
          <text:p text:style-name="P11">The agent will end it's work when all the backtracking movements are done.</text:p>
        </text:list-item>
      </text:list>
      <text:p text:style-name="P12"><text:soft-page-break/><text:tab/><text:span text:style-name="T7">Sadly, on the current version of the agent, backtracking is not working well. This causes to the agent work quite good on small maps but not on large or medium map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fo:font-style="italic" officeooo:rsid="000e28d0" officeooo:paragraph-rsid="000e28d0" style:font-size-asian="10pt" style:font-style-asian="italic" style:font-size-complex="10pt" style:font-style-complex="italic"/>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Oier Saizar, Juan Ramón del Cano</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6T15:33:29.681793146</meta:creation-date>
    <dc:date>2016-09-06T16:47:24.985054921</dc:date>
    <meta:editing-duration>PT11M54S</meta:editing-duration>
    <meta:editing-cycles>3</meta:editing-cycles>
    <meta:generator>LibreOffice/5.0.3.2$Linux_X86_64 LibreOffice_project/00m0$Build-2</meta:generator>
    <meta:document-statistic meta:table-count="0" meta:image-count="0" meta:object-count="0" meta:page-count="2" meta:paragraph-count="19" meta:word-count="380" meta:character-count="2024" meta:non-whitespace-character-count="1663"/>
  </office:meta>
</office:document-meta>
</file>